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CborHttpMessageConverter.MappingJackson2CborHttpMessageConvert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CborHttpMessageConverter.setObjectMapp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CborHttpMessageConverter.MappingJackson2Cbor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